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4854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9362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width</text:p>
          </table:table-cell>
          <table:table-cell office:value-type="string">
            <text:p>length</text:p>
          </table:table-cell>
          <table:table-cell office:value-type="string">
            <text:p>mountSpacing</text:p>
          </table:table-cell>
          <table:table-cell office:value-type="string">
            <text:p>mountScrew</text:p>
          </table:table-cell>
          <table:table-cell office:value-type="string">
            <text:p>flangeDiameter</text:p>
          </table:table-cell>
          <table:table-cell office:value-type="string">
            <text:p>flangeHeight</text:p>
          </table:table-cell>
          <table:table-cell office:value-type="string">
            <text:p>shaftLength</text:p>
          </table:table-cell>
          <table:table-cell office:value-type="string">
            <text:p>shaftDiameter</text:p>
          </table:table-cell>
        </table:table-row>
        <table:table-row table:style-name="ro2">
          <table:table-cell office:value-type="string">
            <text:p>GenericNEMA8</text:p>
          </table:table-cell>
          <table:table-cell office:value-type="float" office:value="20.3">
            <text:p>20.3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string">
            <text:p><text:s/>M2</text:p>
          </table:table-cell>
          <table:table-cell office:value-type="float" office:value="15">
            <text:p>15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GenericNEMA11</text:p>
          </table:table-cell>
          <table:table-cell office:value-type="float" office:value="28.1">
            <text:p>28.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string">
            <text:p><text:s/>M2.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enericNEMA14</text:p>
          </table:table-cell>
          <table:table-cell office:value-type="float" office:value="35.2">
            <text:p>35.2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string">
            <text:p><text:s/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enericNEMA17</text:p>
          </table:table-cell>
          <table:table-cell office:value-type="float" office:value="42.3">
            <text:p>42.3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string">
            <text:p><text:s/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lolu35x26</text:p>
          </table:table-cell>
          <table:table-cell office:value-type="float" office:value="35.2">
            <text:p>35.2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<text:s/>M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2" table:number-rows-repeated="104856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0">00/00/0000</text:date>, <text:time style:data-style-name="N2" text:time-value="0000-00-00T20:42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07-20T20:43:15</dc:date>
    <dc:creator>Steve </dc:creator>
    <meta:editing-duration>P0D</meta:editing-duration>
    <meta:editing-cycles>1</meta:editing-cycles>
    <meta:document-statistic meta:table-count="1" meta:cell-count="54" meta:object-count="0"/>
  </office:meta>
</office:document-meta>
</file>